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5-04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4-04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7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2-03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12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6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93948235294" calcext:value-type="float">
            <text:p>36.70939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26510967742" calcext:value-type="float">
            <text:p>36.6726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10606451613" calcext:value-type="float">
            <text:p>36.631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39248" calcext:value-type="float">
            <text:p>36.58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66175" calcext:value-type="float">
            <text:p>36.5366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4212" calcext:value-type="float">
            <text:p>36.49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21135483871" calcext:value-type="float">
            <text:p>36.45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0835862069" calcext:value-type="float">
            <text:p>36.4170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50575483871" calcext:value-type="float">
            <text:p>36.385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825725" calcext:value-type="float">
            <text:p>36.3482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5236" calcext:value-type="float">
            <text:p>36.30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6673548387" calcext:value-type="float">
            <text:p>36.249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9624" calcext:value-type="float">
            <text:p>36.19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17424" calcext:value-type="float">
            <text:p>35.58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77135483871" calcext:value-type="float">
            <text:p>35.537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73865" calcext:value-type="float">
            <text:p>35.477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34928" calcext:value-type="float">
            <text:p>35.41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13922580645" calcext:value-type="float">
            <text:p>35.351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2664615385" calcext:value-type="float">
            <text:p>35.30826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04438709677" calcext:value-type="float">
            <text:p>35.260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3262857143" calcext:value-type="float">
            <text:p>35.2133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89323636364" calcext:value-type="float">
            <text:p>35.16893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1543225806" calcext:value-type="float">
            <text:p>35.119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2668" calcext:value-type="float">
            <text:p>35.06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80903225807" calcext:value-type="float">
            <text:p>34.98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79032" calcext:value-type="float">
            <text:p>34.93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84895483871" calcext:value-type="float">
            <text:p>34.888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4913548387" calcext:value-type="float">
            <text:p>34.841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11" calcext:value-type="float">
            <text:p>34.78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92069677419" calcext:value-type="float">
            <text:p>34.729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03904" calcext:value-type="float">
            <text:p>34.67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89675" calcext:value-type="float">
            <text:p>34.6068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4414" calcext:value-type="float">
            <text:p>34.55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58180645161" calcext:value-type="float">
            <text:p>34.505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8656" calcext:value-type="float">
            <text:p>34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01505882353" calcext:value-type="float">
            <text:p>34.15015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0616" calcext:value-type="float">
            <text:p>34.09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26072727273" calcext:value-type="float">
            <text:p>34.0226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3793548387" calcext:value-type="float">
            <text:p>33.945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7669677419" calcext:value-type="float">
            <text:p>33.875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0824827586" calcext:value-type="float">
            <text:p>33.82008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97648" calcext:value-type="float">
            <text:p>33.77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14592" calcext:value-type="float">
            <text:p>33.720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19088" calcext:value-type="float">
            <text:p>33.6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7633548387" calcext:value-type="float">
            <text:p>33.5887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99375483871" calcext:value-type="float">
            <text:p>33.519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2077419355" calcext:value-type="float">
            <text:p>33.45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1494193548" calcext:value-type="float">
            <text:p>33.3961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99968" calcext:value-type="float">
            <text:p>33.34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1478" calcext:value-type="float">
            <text:p>33.161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43858064516" calcext:value-type="float">
            <text:p>33.124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9088571429" calcext:value-type="float">
            <text:p>33.0709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7873548387" calcext:value-type="float">
            <text:p>33.0187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9929" calcext:value-type="float">
            <text:p>32.959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7216" calcext:value-type="float">
            <text:p>32.90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55140645161" calcext:value-type="float">
            <text:p>32.8355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556" calcext:value-type="float">
            <text:p>32.76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761175" calcext:value-type="float">
            <text:p>32.707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82789677419" calcext:value-type="float">
            <text:p>32.638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4256" calcext:value-type="float">
            <text:p>32.56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4822" calcext:value-type="float">
            <text:p>32.484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09664" calcext:value-type="float">
            <text:p>32.42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1197419355" calcext:value-type="float">
            <text:p>32.372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3462068966" calcext:value-type="float">
            <text:p>32.330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14374193548" calcext:value-type="float">
            <text:p>32.271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29470967742" calcext:value-type="float">
            <text:p>32.18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12121290323" calcext:value-type="float">
            <text:p>32.0912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83550967742" calcext:value-type="float">
            <text:p>32.0183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13128" calcext:value-type="float">
            <text:p>31.9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89355" calcext:value-type="float">
            <text:p>31.868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6903225806" calcext:value-type="float">
            <text:p>31.787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14352" calcext:value-type="float">
            <text:p>31.7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59515" calcext:value-type="float">
            <text:p>31.615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09504" calcext:value-type="float">
            <text:p>31.53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32645" calcext:value-type="float">
            <text:p>31.4532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56765714286" calcext:value-type="float">
            <text:p>31.3756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02069677419" calcext:value-type="float">
            <text:p>31.300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3552" calcext:value-type="float">
            <text:p>31.2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11544" calcext:value-type="float">
            <text:p>31.1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24745806452" calcext:value-type="float">
            <text:p>31.032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6184" calcext:value-type="float">
            <text:p>30.9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680775" calcext:value-type="float">
            <text:p>30.8468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91378064516" calcext:value-type="float">
            <text:p>30.759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04416" calcext:value-type="float">
            <text:p>30.66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124825" calcext:value-type="float">
            <text:p>30.5612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5268" calcext:value-type="float">
            <text:p>30.46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25912" calcext:value-type="float">
            <text:p>30.2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3416774194" calcext:value-type="float">
            <text:p>30.1903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5128421053" calcext:value-type="float">
            <text:p>30.111512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5165714286" calcext:value-type="float">
            <text:p>29.7145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9099354839" calcext:value-type="float">
            <text:p>29.6119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1050322581" calcext:value-type="float">
            <text:p>29.489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18488" calcext:value-type="float">
            <text:p>29.3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3364" calcext:value-type="float">
            <text:p>29.285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19008" calcext:value-type="float">
            <text:p>28.77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84642580645" calcext:value-type="float">
            <text:p>28.688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1136516129" calcext:value-type="float">
            <text:p>28.561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8446451613" calcext:value-type="float">
            <text:p>28.425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6459354839" calcext:value-type="float">
            <text:p>28.261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80896" calcext:value-type="float">
            <text:p>28.0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38735" calcext:value-type="float">
            <text:p>27.9438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1143483871" calcext:value-type="float">
            <text:p>27.781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52038709677" calcext:value-type="float">
            <text:p>27.625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525" calcext:value-type="float">
            <text:p>27.44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93816" calcext:value-type="float">
            <text:p>27.25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386" calcext:value-type="float">
            <text:p>27.07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43545714286" calcext:value-type="float">
            <text:p>26.89435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1529" calcext:value-type="float">
            <text:p>26.71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7810909091" calcext:value-type="float">
            <text:p>26.51178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10647741935" calcext:value-type="float">
            <text:p>26.29106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43716363636" calcext:value-type="float">
            <text:p>26.0643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49174193548" calcext:value-type="float">
            <text:p>25.824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03185454545" calcext:value-type="float">
            <text:p>25.570318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1768" calcext:value-type="float">
            <text:p>25.3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2664" calcext:value-type="float">
            <text:p>25.04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04771612903" calcext:value-type="float">
            <text:p>24.7604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8394" calcext:value-type="float">
            <text:p>24.48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5450322581" calcext:value-type="float">
            <text:p>24.246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51722857143" calcext:value-type="float">
            <text:p>24.0751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6712727273" calcext:value-type="float">
            <text:p>23.99367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54407741935" calcext:value-type="float">
            <text:p>23.9654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29416" calcext:value-type="float">
            <text:p>23.99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4775483871" calcext:value-type="float">
            <text:p>24.074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216775" calcext:value-type="float">
            <text:p>24.202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88872258065" calcext:value-type="float">
            <text:p>24.378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74699354839" calcext:value-type="float">
            <text:p>24.567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75808" calcext:value-type="float">
            <text:p>24.68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9012" calcext:value-type="float">
            <text:p>24.09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438" calcext:value-type="float">
            <text:p>23.18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64992" calcext:value-type="float">
            <text:p>23.19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6232727273" calcext:value-type="float">
            <text:p>23.2286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508" calcext:value-type="float">
            <text:p>23.2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3212" calcext:value-type="float">
            <text:p>23.41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0804" calcext:value-type="float">
            <text:p>23.45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84976" calcext:value-type="float">
            <text:p>23.48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6629677419" calcext:value-type="float">
            <text:p>23.5186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65164" calcext:value-type="float">
            <text:p>23.48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11269677419" calcext:value-type="float">
            <text:p>23.4211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05861818182" calcext:value-type="float">
            <text:p>23.3705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4824" calcext:value-type="float">
            <text:p>23.3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87904516129" calcext:value-type="float">
            <text:p>23.358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45176" calcext:value-type="float">
            <text:p>23.3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54188571429" calcext:value-type="float">
            <text:p>23.4354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47300645161" calcext:value-type="float">
            <text:p>23.5147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5612" calcext:value-type="float">
            <text:p>23.56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2435862069" calcext:value-type="float">
            <text:p>23.6002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1711428571" calcext:value-type="float">
            <text:p>23.5761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79747096774" calcext:value-type="float">
            <text:p>23.517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4136" calcext:value-type="float">
            <text:p>23.45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26307096774" calcext:value-type="float">
            <text:p>23.432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7352" calcext:value-type="float">
            <text:p>23.43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7701818182" calcext:value-type="float">
            <text:p>23.4457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27058064516" calcext:value-type="float">
            <text:p>23.492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72504" calcext:value-type="float">
            <text:p>23.51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40996129032" calcext:value-type="float">
            <text:p>23.534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2366451613" calcext:value-type="float">
            <text:p>23.5612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2205714286" calcext:value-type="float">
            <text:p>23.5362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5716129032" calcext:value-type="float">
            <text:p>23.500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813696" calcext:value-type="float">
            <text:p>23.46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4934" calcext:value-type="float">
            <text:p>23.47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61298064516" calcext:value-type="float">
            <text:p>23.4561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90488" calcext:value-type="float">
            <text:p>23.47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7264" calcext:value-type="float">
            <text:p>23.51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28537931035" calcext:value-type="float">
            <text:p>23.7528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1427096774" calcext:value-type="float">
            <text:p>23.7191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11207741935" calcext:value-type="float">
            <text:p>23.6911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02069677419" calcext:value-type="float">
            <text:p>23.6802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3367272727" calcext:value-type="float">
            <text:p>23.69533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9876129032" calcext:value-type="float">
            <text:p>23.780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5025" calcext:value-type="float">
            <text:p>23.832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507" calcext:value-type="float">
            <text:p>23.868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8549677419" calcext:value-type="float">
            <text:p>23.9118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79393548387" calcext:value-type="float">
            <text:p>23.947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394" calcext:value-type="float">
            <text:p>23.90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5964" calcext:value-type="float">
            <text:p>24.09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421114482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18" meta:object-count="0"/>
    <meta:user-defined meta:name="AppVersion">3.0</meta:user-defined>
  </office:meta>
</office:document-meta>
</file>